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fController.isEvaluate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fController.setEvaluateAll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fController.If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fController.setCondition( String cond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fController.setUseExpression( boolean sel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fController.isD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fController.evaluateCondition( String con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IfController.nex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fController.get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fController.IfController( String cond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fController.isUse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fController.evaluateExpression( String 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